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2.94pt" svg:y="15.62pt">
            <loext:p draw:notify-on-update-of-ranges="Sheet1.A2:Sheet1.A2 Sheet1.A3:Sheet1.A7 Sheet1.B2:Sheet1.B2 Sheet1.B3:Sheet1.B7 Sheet1.A2:Sheet1.A2 Sheet1.A3:Sheet1.A7 Sheet1.C2:Sheet1.C2 Sheet1.C3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x_iter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323" calcext:value-type="float">
            <text:p>34.323</text:p>
          </table:table-cell>
          <table:table-cell office:value-type="float" office:value="34.5005" calcext:value-type="float">
            <text:p>34.50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75" calcext:value-type="float">
            <text:p>35.75</text:p>
          </table:table-cell>
          <table:table-cell office:value-type="float" office:value="34.78" calcext:value-type="float">
            <text:p>34.7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538" calcext:value-type="float">
            <text:p>37.538</text:p>
          </table:table-cell>
          <table:table-cell office:value-type="float" office:value="36.417" calcext:value-type="float">
            <text:p>36.41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4039" calcext:value-type="float">
            <text:p>36.4039</text:p>
          </table:table-cell>
          <table:table-cell office:value-type="float" office:value="34.932" calcext:value-type="float">
            <text:p>34.9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.1549" calcext:value-type="float">
            <text:p>35.1549</text:p>
          </table:table-cell>
          <table:table-cell office:value-type="float" office:value="34.535" calcext:value-type="float">
            <text:p>34.535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 table:number-rows-repeated="2">
          <table:table-cell table:number-columns-repeated="7"/>
          <table:table-cell table:style-name="ce2"/>
        </table:table-row>
        <table:table-row table:style-name="ro1">
          <table:table-cell table:number-columns-repeated="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2:29:58.410172346</meta:creation-date>
    <meta:generator>LibreOffice/5.1.6.2$Linux_X86_64 LibreOffice_project/10m0$Build-2</meta:generator>
    <dc:date>2018-05-02T06:01:00.891759486</dc:date>
    <meta:editing-duration>PT3H19M59S</meta:editing-duration>
    <meta:editing-cycles>13</meta:editing-cycles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86cm" svg:y="3.952cm" style:legend-expansion="high" chart:style-name="ch2"/>
        <chart:plot-area chart:style-name="ch3" table:cell-range-address="Sheet1.A2:Sheet1.C7" chart:data-source-has-labels="row" svg:x="1.331cm" svg:y="0.18cm" svg:width="10.835cm" svg:height="7.659cm">
          <chartooo:coordinate-region svg:x="1.952cm" svg:y="0.379cm" svg:width="10.027cm" svg:height="6.813cm"/>
          <chart:axis chart:dimension="x" chart:name="primary-x" chart:style-name="ch4">
            <chart:title svg:x="6.069cm" svg:y="8.019cm" chart:style-name="ch5">
              <text:p>max_iter</text:p>
            </chart:title>
          </chart:axis>
          <chart:axis chart:dimension="y" chart:name="primary-y" chart:style-name="ch4">
            <chart:title svg:x="0.451cm" svg:y="5.019cm" chart:style-name="ch6">
              <text:p>Accuracy (%)</text:p>
            </chart:title>
            <chart:grid chart:style-name="ch7" chart:class="major"/>
          </chart:axis>
          <chart:series chart:style-name="ch8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series chart:style-name="ch9" chart:values-cell-range-address="Sheet1.C3:Sheet1.C7" chart:label-cell-address="Sheet1.C2:Sheet1.C2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2:Sheet1.B2</svg:desc>
                </draw:g>
              </table:table-cell>
              <table:table-cell office:value-type="string">
                <text:p>test accuracy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7</svg:desc>
                </draw:g>
              </table:table-cell>
              <table:table-cell office:value-type="float" office:value="34.323">
                <text:p>34.323</text:p>
                <draw:g>
                  <svg:desc>Sheet1.B3:Sheet1.B7</svg:desc>
                </draw:g>
              </table:table-cell>
              <table:table-cell office:value-type="float" office:value="34.5005">
                <text:p>34.5005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5.75">
                <text:p>35.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7.538">
                <text:p>37.538</text:p>
              </table:table-cell>
              <table:table-cell office:value-type="float" office:value="36.417">
                <text:p>36.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6.4039">
                <text:p>36.4039</text:p>
              </table:table-cell>
              <table:table-cell office:value-type="float" office:value="34.932">
                <text:p>34.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5.1549">
                <text:p>35.1549</text:p>
              </table:table-cell>
              <table:table-cell office:value-type="float" office:value="34.535">
                <text:p>34.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